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07011" style:font-size-asian="16pt" style:font-size-complex="16pt"/>
    </style:style>
    <style:style style:name="P4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5" style:family="paragraph" style:parent-style-name="Standard">
      <style:text-properties style:font-name="Courier 10 Pitch" fo:font-size="16pt" officeooo:rsid="00045ea4" officeooo:paragraph-rsid="003335b0" style:font-size-asian="16pt" style:font-size-complex="16pt"/>
    </style:style>
    <style:style style:name="P6" style:family="paragraph" style:parent-style-name="Text_20_body">
      <style:text-properties officeooo:rsid="0025665b" officeooo:paragraph-rsid="002e3915"/>
    </style:style>
    <style:style style:name="P7" style:family="paragraph" style:parent-style-name="Text_20_body">
      <style:text-properties officeooo:rsid="00087423" officeooo:paragraph-rsid="002fb0e0"/>
    </style:style>
    <style:style style:name="P8" style:family="paragraph" style:parent-style-name="Text_20_body">
      <style:text-properties officeooo:paragraph-rsid="00303d2b"/>
    </style:style>
    <style:style style:name="P9" style:family="paragraph" style:parent-style-name="Text_20_body">
      <style:text-properties officeooo:rsid="001c6891" officeooo:paragraph-rsid="00307011"/>
    </style:style>
    <style:style style:name="P10" style:family="paragraph" style:parent-style-name="Text_20_body">
      <style:text-properties officeooo:rsid="0020ef9d" officeooo:paragraph-rsid="0030b28a"/>
    </style:style>
    <style:style style:name="P11" style:family="paragraph" style:parent-style-name="Text_20_body">
      <style:text-properties officeooo:rsid="002044e9" officeooo:paragraph-rsid="003176b1"/>
    </style:style>
    <style:style style:name="P12" style:family="paragraph" style:parent-style-name="Text_20_body">
      <style:text-properties officeooo:rsid="00227252" officeooo:paragraph-rsid="003335b0"/>
    </style:style>
    <style:style style:name="P13" style:family="paragraph" style:parent-style-name="Heading_20_1" style:master-page-name="Right_20_Page">
      <style:paragraph-properties style:page-number="auto"/>
      <style:text-properties officeooo:rsid="000aca01" officeooo:paragraph-rsid="003335b0"/>
    </style:style>
    <style:style style:name="P14" style:family="paragraph" style:parent-style-name="Heading_20_3">
      <style:text-properties officeooo:paragraph-rsid="002e3915"/>
    </style:style>
    <style:style style:name="P15" style:family="paragraph" style:parent-style-name="Heading_20_3">
      <style:text-properties officeooo:paragraph-rsid="002fb0e0"/>
    </style:style>
    <style:style style:name="P16" style:family="paragraph" style:parent-style-name="Heading_20_3">
      <style:text-properties officeooo:paragraph-rsid="00303d2b"/>
    </style:style>
    <style:style style:name="P17" style:family="paragraph" style:parent-style-name="Heading_20_3">
      <style:text-properties officeooo:paragraph-rsid="00307011"/>
    </style:style>
    <style:style style:name="P18" style:family="paragraph" style:parent-style-name="Heading_20_3">
      <style:text-properties officeooo:paragraph-rsid="0030b28a"/>
    </style:style>
    <style:style style:name="P19" style:family="paragraph" style:parent-style-name="Heading_20_3">
      <style:text-properties officeooo:paragraph-rsid="003176b1"/>
    </style:style>
    <style:style style:name="P20" style:family="paragraph" style:parent-style-name="Heading_20_3">
      <style:text-properties officeooo:paragraph-rsid="003335b0"/>
    </style:style>
    <style:style style:name="P21" style:family="paragraph" style:parent-style-name="Heading_20_3">
      <style:paragraph-properties fo:break-before="page"/>
      <style:text-properties officeooo:rsid="0025665b" officeooo:paragraph-rsid="002e3915"/>
    </style:style>
    <style:style style:name="P22" style:family="paragraph" style:parent-style-name="Heading_20_3">
      <style:paragraph-properties fo:break-before="page"/>
      <style:text-properties officeooo:rsid="00087423" officeooo:paragraph-rsid="002fb0e0"/>
    </style:style>
    <style:style style:name="P23" style:family="paragraph" style:parent-style-name="Heading_20_3">
      <style:paragraph-properties fo:break-before="page"/>
      <style:text-properties officeooo:paragraph-rsid="00303d2b"/>
    </style:style>
    <style:style style:name="P24" style:family="paragraph" style:parent-style-name="Heading_20_3">
      <style:paragraph-properties fo:break-before="page"/>
      <style:text-properties officeooo:rsid="001c6891" officeooo:paragraph-rsid="00307011"/>
    </style:style>
    <style:style style:name="P25" style:family="paragraph" style:parent-style-name="Heading_20_3">
      <style:paragraph-properties fo:break-before="page"/>
      <style:text-properties officeooo:rsid="0020ef9d" officeooo:paragraph-rsid="0030b28a"/>
    </style:style>
    <style:style style:name="P26" style:family="paragraph" style:parent-style-name="Heading_20_3">
      <style:paragraph-properties fo:break-before="page"/>
      <style:text-properties officeooo:rsid="002044e9" officeooo:paragraph-rsid="003176b1"/>
    </style:style>
    <style:style style:name="P27" style:family="paragraph" style:parent-style-name="Heading_20_3">
      <style:paragraph-properties fo:break-before="page"/>
      <style:text-properties officeooo:rsid="00227252" officeooo:paragraph-rsid="003335b0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1f1efa"/>
    </style:style>
    <style:style style:name="T6" style:family="text">
      <style:text-properties officeooo:rsid="001fd429"/>
    </style:style>
    <style:style style:name="T7" style:family="text">
      <style:text-properties officeooo:rsid="001dad2a"/>
    </style:style>
    <style:style style:name="T8" style:family="text">
      <style:text-properties officeooo:rsid="000f59fb"/>
    </style:style>
    <style:style style:name="T9" style:family="text">
      <style:text-properties officeooo:rsid="002e3915"/>
    </style:style>
    <style:style style:name="T10" style:family="text">
      <style:text-properties officeooo:rsid="0008f0b2"/>
    </style:style>
    <style:style style:name="T11" style:family="text">
      <style:text-properties officeooo:rsid="001c6891"/>
    </style:style>
    <style:style style:name="T12" style:family="text">
      <style:text-properties officeooo:rsid="0020ef9d"/>
    </style:style>
    <style:style style:name="T13" style:family="text">
      <style:text-properties officeooo:rsid="002044e9"/>
    </style:style>
    <style:style style:name="T14" style:family="text">
      <style:text-properties officeooo:rsid="00227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4">Kumbaya</text:span></text:h>
      <text:h text:style-name="Heading_20_2" text:outline-level="2">(<text:span text:style-name="T14">Traditional</text:span>)</text:h>
      <text:p text:style-name="Text_20_body">Time Signature: <text:span text:style-name="T1">4</text:span>/4 </text:p>
      <text:p text:style-name="Text_20_body">Chords: <text:span text:style-name="T14">C, F, G</text:span></text:p>
      <text:p text:style-name="Text_20_body">Tempo: <text:span text:style-name="T14">8</text:span>0 - 1<text:span text:style-name="T14">0</text:span>0 BPM</text:p>
      <text:p text:style-name="P5"/>
      <text:h text:style-name="P27" text:outline-level="3">[CHORUS]</text:h>
      <text:p text:style-name="P12">C <text:s text:c="16"/>F <text:s text:c="5"/>C</text:p>
      <text:p text:style-name="P12">Kum-ba-ya my Lord, kum-ba-ya</text:p>
      <text:p text:style-name="P12">C <text:s text:c="17"/>F <text:s text:c="5"/>G</text:p>
      <text:p text:style-name="P12">Kum-ba-ya my Lord, kum-ba-ya</text:p>
      <text:p text:style-name="P12">C <text:s text:c="18"/>F <text:s text:c="5"/>C</text:p>
      <text:p text:style-name="P12">Kum-ba-ya my Lord, kum-ba-ya</text:p>
      <text:p text:style-name="P12">F <text:s text:c="2"/>C <text:s text:c="4"/>G <text:s text:c="4"/>C</text:p>
      <text:p text:style-name="P12">Oh Lord, kum-ba-ya </text:p>
      <text:h text:style-name="P20" text:outline-level="3">[VERSE 1]</text:h>
      <text:p text:style-name="P12">C <text:s text:c="22"/>F <text:s text:c="5"/>C</text:p>
      <text:p text:style-name="P12">Someone's singing Lord, kum-ba-ya</text:p>
      <text:p text:style-name="P12">C <text:s text:c="22"/>F <text:s text:c="5"/>G</text:p>
      <text:p text:style-name="P12">Someone's singing Lord, kum-ba-ya</text:p>
      <text:p text:style-name="P12">C <text:s text:c="22"/>F <text:s text:c="5"/>C</text:p>
      <text:p text:style-name="P12">Someone's singing Lord, kum-ba-ya</text:p>
      <text:p text:style-name="P12">F <text:s text:c="2"/>C <text:s text:c="4"/>G <text:s text:c="4"/>C</text:p>
      <text:p text:style-name="P12">Oh Lord, kum-ba-ya </text:p>
      <text:h text:style-name="P20" text:outline-level="3">[VERSE 2]</text:h>
      <text:p text:style-name="P12">C <text:s text:c="24"/>F <text:s text:c="5"/>C</text:p>
      <text:p text:style-name="P12">Someone's laughing, Lord, kum-ba-ya</text:p>
      <text:p text:style-name="P12">C <text:s text:c="24"/>F <text:s text:c="5"/>G</text:p>
      <text:p text:style-name="P12">Someone's laughing, Lord, kum-ba-ya</text:p>
      <text:p text:style-name="P12">C <text:s text:c="24"/>F <text:s text:c="5"/>C</text:p>
      <text:p text:style-name="P12">Someone's laughing, Lord, kum-ba-ya</text:p>
      <text:p text:style-name="P12">F <text:s text:c="2"/>C <text:s text:c="4"/>G <text:s text:c="5"/>C</text:p>
      <text:p text:style-name="P12">Oh Lord, kum-ba-ya </text:p>
      <text:h text:style-name="P20" text:outline-level="3">[VERSE 3]</text:h>
      <text:p text:style-name="P12">C <text:s text:c="22"/>F <text:s text:c="5"/>C</text:p>
      <text:p text:style-name="P12">Someone's crying, Lord, kum-ba-ya</text:p>
      <text:p text:style-name="P12">C <text:s text:c="22"/>F <text:s text:c="5"/>G</text:p>
      <text:p text:style-name="P12">Someone's crying, Lord, kum-ba-ya</text:p>
      <text:p text:style-name="P12">C <text:s text:c="22"/>F <text:s text:c="5"/>C</text:p>
      <text:p text:style-name="P12">Someone's crying, Lord, kum-ba-ya</text:p>
      <text:p text:style-name="P12">F <text:s text:c="2"/>C <text:s text:c="4"/>G <text:s text:c="5"/>C</text:p>
      <text:p text:style-name="P12">Oh Lord, kum-ba-ya </text:p>
      <text:p text:style-name="P12"/>
      <text:p text:style-name="P12"/>
      <text:p text:style-name="P12"/>
      <text:h text:style-name="P20" text:outline-level="3"><text:soft-page-break/>[VERSE 4]</text:h>
      <text:p text:style-name="P12">C <text:s text:c="23"/>F <text:s text:c="5"/>C</text:p>
      <text:p text:style-name="P12">Someone's praying, Lord, kum-ba-ya</text:p>
      <text:p text:style-name="P12">C <text:s text:c="23"/>F <text:s text:c="5"/>G</text:p>
      <text:p text:style-name="P12">Someone's praying, Lord, kum-ba-ya</text:p>
      <text:p text:style-name="P12">C <text:s text:c="23"/>F <text:s text:c="5"/>C</text:p>
      <text:p text:style-name="P12">Someone's praying, Lord, kum-ba-ya</text:p>
      <text:p text:style-name="P12">F <text:s text:c="2"/>C <text:s text:c="4"/>G <text:s text:c="5"/>C</text:p>
      <text:p text:style-name="P12">Oh Lord, kum-ba-ya </text:p>
      <text:h text:style-name="P20" text:outline-level="3">[VERSE 5]</text:h>
      <text:p text:style-name="P12">C <text:s text:c="24"/>F <text:s text:c="5"/>C</text:p>
      <text:p text:style-name="P12">Someone's sleeping, Lord, kum-ba-ya</text:p>
      <text:p text:style-name="P12">C <text:s text:c="24"/>F <text:s text:c="5"/>G</text:p>
      <text:p text:style-name="P12">Someone's sleeping, Lord, kum-ba-ya</text:p>
      <text:p text:style-name="P12">C <text:s text:c="24"/>F <text:s text:c="5"/>C</text:p>
      <text:p text:style-name="P12">Someone's sleeping, Lord, kum-ba-ya</text:p>
      <text:p text:style-name="P12">F <text:s text:c="2"/>C <text:s text:c="4"/>G <text:s text:c="5"/>C</text:p>
      <text:p text:style-name="P12">Oh Lord, kum-ba-ya</text:p>
      <text:p text:style-name="P12">F <text:s text:c="2"/>C <text:s text:c="4"/>G <text:s text:c="5"/>C</text:p>
      <text:p text:style-name="P12"><text:span text:style-name="T14">Oh Lord, kum-ba-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44S</meta:editing-duration>
    <meta:editing-cycles>37</meta:editing-cycles>
    <meta:generator>LibreOffice/4.3.3.2$Linux_X86_64 LibreOffice_project/430m0$Build-2</meta:generator>
    <dc:title>Lyrics + Chords</dc:title>
    <dc:date>2017-04-04T21:29:56.276750192</dc:date>
    <meta:print-date>2017-04-03T12:23:29.985893000</meta:print-date>
    <meta:document-statistic meta:table-count="0" meta:image-count="0" meta:object-count="0" meta:page-count="3" meta:paragraph-count="61" meta:word-count="200" meta:character-count="1552" meta:non-whitespace-character-count="84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